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5.971cm"/>
    </style:style>
    <style:style style:name="co7" style:family="table-column">
      <style:table-column-properties fo:break-before="auto" style:column-width="1.974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4.694cm"/>
    </style:style>
    <style:style style:name="co10" style:family="table-column">
      <style:table-column-properties fo:break-before="auto" style:column-width="5.777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58cm"/>
    </style:style>
    <style:style style:name="co13" style:family="table-column">
      <style:table-column-properties fo:break-before="auto" style:column-width="5.999cm"/>
    </style:style>
    <style:style style:name="co14" style:family="table-column">
      <style:table-column-properties fo:break-before="auto" style:column-width="2.806cm"/>
    </style:style>
    <style:style style:name="co15" style:family="table-column">
      <style:table-column-properties fo:break-before="auto" style:column-width="3.085cm"/>
    </style:style>
    <style:style style:name="co16" style:family="table-column">
      <style:table-column-properties fo:break-before="auto" style:column-width="4.777cm"/>
    </style:style>
    <style:style style:name="co17" style:family="table-column">
      <style:table-column-properties fo:break-before="auto" style:column-width="3.556cm"/>
    </style:style>
    <style:style style:name="co18" style:family="table-column">
      <style:table-column-properties fo:break-before="auto" style:column-width="15.26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ext-properties fo:language="fr" fo:country="FR" style:font-name-asian="SimSun" style:language-asian="zh" style:country-asian="CN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txt_natif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number-columns-repeated="2" table:default-cell-style-name="Default"/>
        <table:table-column table:style-name="co15" table:default-cell-style-name="ce2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prenom</text:p>
          </table:table-cell>
          <table:table-cell office:value-type="string">
            <text:p>nom</text:p>
          </table:table-cell>
          <table:table-cell table:style-name="ce1" office:value-type="string">
            <text:p>identifiant</text:p>
          </table:table-cell>
          <table:table-cell office:value-type="string">
            <text:p>mot de passe</text:p>
          </table:table-cell>
          <table:table-cell office:value-type="string">
            <text:p>email</text:p>
          </table:table-cell>
          <table:table-cell office:value-type="string">
            <text:p>role</text:p>
          </table:table-cell>
          <table:table-cell office:value-type="string">
            <text:p>Domaine</text:p>
          </table:table-cell>
          <table:table-cell office:value-type="string">
            <text:p>Numéro de sécurité sociale</text:p>
          </table:table-cell>
          <table:table-cell office:value-type="string">
            <text:p>Clé du numéro de sécurité sociale</text:p>
          </table:table-cell>
          <table:table-cell table:style-name="Default" office:value-type="string">
            <text:p>Date de naissance</text:p>
          </table:table-cell>
          <table:table-cell office:value-type="string">
            <text:p>Sexe (F ou H)</text:p>
          </table:table-cell>
          <table:table-cell office:value-type="string">
            <text:p>Nationalité (FR ou CEE ou OTHER)</text:p>
          </table:table-cell>
          <table:table-cell office:value-type="string">
            <text:p>Adresse ligne 1</text:p>
          </table:table-cell>
          <table:table-cell office:value-type="string">
            <text:p>Adresse ligne 2</text:p>
          </table:table-cell>
          <table:table-cell office:value-type="string">
            <text:p>Code postal</text:p>
          </table:table-cell>
          <table:table-cell office:value-type="string">
            <text:p>Ville</text:p>
          </table:table-cell>
          <table:table-cell table:style-name="Default" office:value-type="string">
            <text:p>Date d'embauche</text:p>
          </table:table-cell>
          <table:table-cell office:value-type="string">
            <text:p>Profession</text:p>
          </table:table-cell>
          <table:table-cell office:value-type="string">
            <text:p>Qualification professionnelle</text:p>
          </table:table-cell>
          <table:table-cell office:value-type="string">
            <text:p>Société d'assurance</text:p>
          </table:table-cell>
          <table:table-cell office:value-type="string">
            <text:p>resultat</text:p>
          </table:table-cell>
        </table:table-row>
        <table:table-row table:style-name="ro1">
          <table:table-cell office:value-type="string">
            <text:p>patrick1</text:p>
          </table:table-cell>
          <table:table-cell office:value-type="string">
            <text:p>martin1</text:p>
          </table:table-cell>
          <table:table-cell table:formula="of:=CONCATENATE([.A2];&quot;.&quot;;[.B2])" office:value-type="string" office:string-value="patrick1.martin1">
            <text:p>patrick1.martin1</text:p>
          </table:table-cell>
          <table:table-cell/>
          <table:table-cell table:formula="of:=CONCATENATE([.C2];&quot;@&quot;;[.G2])" office:value-type="string" office:string-value="patrick1.martin1@monsiteweb.com">
            <text:p>patrick1.martin1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FR</text:p>
          </table:table-cell>
          <table:table-cell table:number-columns-repeated="8"/>
          <table:table-cell table:style-name="ce3" table:formula="of:=CONCATENATE([.C2];&quot;;&quot;;[.A2];&quot;;&quot;;[.B2];&quot;;&quot;;[.D2];&quot;;&quot;;[.E2];&quot;;&quot;;[.F2];&quot;;&quot;;[.H2];&quot;;&quot;;[.I2];&quot;;&quot;;[.J2];&quot;;&quot;;[.K2];&quot;;&quot;;[.L2];&quot;;&quot;;[.M2];&quot;;&quot;;[.N2];&quot;;&quot;;[.O2];&quot;;&quot;;[.P2];&quot;;&quot;;[.Q2];&quot;;&quot;;[.R2];&quot;;&quot;;[.S2];&quot;;&quot;;[.T2])" office:value-type="string" office:string-value="patrick1.martin1;patrick1;martin1;;patrick1.martin1@monsiteweb.com;subscriber;;;;F;FR;;;;;;;;">
            <text:p>patrick1.martin1;patrick1;martin1;;patrick1.martin1@monsiteweb.com;subscriber;;;;F;FR;;;;;;;;</text:p>
          </table:table-cell>
        </table:table-row>
        <table:table-row table:style-name="ro1">
          <table:table-cell office:value-type="string">
            <text:p>patrick2</text:p>
          </table:table-cell>
          <table:table-cell office:value-type="string">
            <text:p>martin2</text:p>
          </table:table-cell>
          <table:table-cell table:formula="of:=CONCATENATE([.A3];&quot;.&quot;;[.B3])" office:value-type="string" office:string-value="patrick2.martin2">
            <text:p>patrick2.martin2</text:p>
          </table:table-cell>
          <table:table-cell/>
          <table:table-cell table:formula="of:=CONCATENATE([.C3];&quot;@&quot;;[.G3])" office:value-type="string" office:string-value="patrick2.martin2@monsiteweb.com">
            <text:p>patrick2.martin2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FR</text:p>
          </table:table-cell>
          <table:table-cell table:number-columns-repeated="8"/>
          <table:table-cell table:style-name="ce3" table:formula="of:=CONCATENATE([.C3];&quot;;&quot;;[.A3];&quot;;&quot;;[.B3];&quot;;&quot;;[.D3];&quot;;&quot;;[.E3];&quot;;&quot;;[.F3];&quot;;&quot;;[.H3];&quot;;&quot;;[.I3];&quot;;&quot;;[.J3];&quot;;&quot;;[.K3];&quot;;&quot;;[.L3];&quot;;&quot;;[.M3];&quot;;&quot;;[.N3];&quot;;&quot;;[.O3];&quot;;&quot;;[.P3];&quot;;&quot;;[.Q3];&quot;;&quot;;[.R3];&quot;;&quot;;[.S3];&quot;;&quot;;[.T3])" office:value-type="string" office:string-value="patrick2.martin2;patrick2;martin2;;patrick2.martin2@monsiteweb.com;subscriber;;;;F;FR;;;;;;;;">
            <text:p>patrick2.martin2;patrick2;martin2;;patrick2.martin2@monsiteweb.com;subscriber;;;;F;FR;;;;;;;;</text:p>
          </table:table-cell>
        </table:table-row>
        <table:table-row table:style-name="ro1">
          <table:table-cell office:value-type="string">
            <text:p>patrick3</text:p>
          </table:table-cell>
          <table:table-cell office:value-type="string">
            <text:p>martin3</text:p>
          </table:table-cell>
          <table:table-cell table:formula="of:=CONCATENATE([.A4];&quot;.&quot;;[.B4])" office:value-type="string" office:string-value="patrick3.martin3">
            <text:p>patrick3.martin3</text:p>
          </table:table-cell>
          <table:table-cell/>
          <table:table-cell table:formula="of:=CONCATENATE([.C4];&quot;@&quot;;[.G4])" office:value-type="string" office:string-value="patrick3.martin3@monsiteweb.com">
            <text:p>patrick3.martin3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FR</text:p>
          </table:table-cell>
          <table:table-cell table:number-columns-repeated="8"/>
          <table:table-cell table:style-name="ce3" table:formula="of:=CONCATENATE([.C4];&quot;;&quot;;[.A4];&quot;;&quot;;[.B4];&quot;;&quot;;[.D4];&quot;;&quot;;[.E4];&quot;;&quot;;[.F4];&quot;;&quot;;[.H4];&quot;;&quot;;[.I4];&quot;;&quot;;[.J4];&quot;;&quot;;[.K4];&quot;;&quot;;[.L4];&quot;;&quot;;[.M4];&quot;;&quot;;[.N4];&quot;;&quot;;[.O4];&quot;;&quot;;[.P4];&quot;;&quot;;[.Q4];&quot;;&quot;;[.R4];&quot;;&quot;;[.S4];&quot;;&quot;;[.T4])" office:value-type="string" office:string-value="patrick3.martin3;patrick3;martin3;;patrick3.martin3@monsiteweb.com;subscriber;;;;F;FR;;;;;;;;">
            <text:p>patrick3.martin3;patrick3;martin3;;patrick3.martin3@monsiteweb.com;subscriber;;;;F;FR;;;;;;;;</text:p>
          </table:table-cell>
        </table:table-row>
        <table:table-row table:style-name="ro1">
          <table:table-cell office:value-type="string">
            <text:p>patrick4</text:p>
          </table:table-cell>
          <table:table-cell office:value-type="string">
            <text:p>martin4</text:p>
          </table:table-cell>
          <table:table-cell table:formula="of:=CONCATENATE([.A5];&quot;.&quot;;[.B5])" office:value-type="string" office:string-value="patrick4.martin4">
            <text:p>patrick4.martin4</text:p>
          </table:table-cell>
          <table:table-cell/>
          <table:table-cell table:formula="of:=CONCATENATE([.C5];&quot;@&quot;;[.G5])" office:value-type="string" office:string-value="patrick4.martin4@monsiteweb.com">
            <text:p>patrick4.martin4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CEE</text:p>
          </table:table-cell>
          <table:table-cell table:number-columns-repeated="8"/>
          <table:table-cell table:style-name="ce3" table:formula="of:=CONCATENATE([.C5];&quot;;&quot;;[.A5];&quot;;&quot;;[.B5];&quot;;&quot;;[.D5];&quot;;&quot;;[.E5];&quot;;&quot;;[.F5];&quot;;&quot;;[.H5];&quot;;&quot;;[.I5];&quot;;&quot;;[.J5];&quot;;&quot;;[.K5];&quot;;&quot;;[.L5];&quot;;&quot;;[.M5];&quot;;&quot;;[.N5];&quot;;&quot;;[.O5];&quot;;&quot;;[.P5];&quot;;&quot;;[.Q5];&quot;;&quot;;[.R5];&quot;;&quot;;[.S5];&quot;;&quot;;[.T5])" office:value-type="string" office:string-value="patrick4.martin4;patrick4;martin4;;patrick4.martin4@monsiteweb.com;subscriber;;;;H;CEE;;;;;;;;">
            <text:p>patrick4.martin4;patrick4;martin4;;patrick4.martin4@monsiteweb.com;subscriber;;;;H;CEE;;;;;;;;</text:p>
          </table:table-cell>
        </table:table-row>
        <table:table-row table:style-name="ro1">
          <table:table-cell office:value-type="string">
            <text:p>patrick5</text:p>
          </table:table-cell>
          <table:table-cell office:value-type="string">
            <text:p>martin5</text:p>
          </table:table-cell>
          <table:table-cell table:formula="of:=CONCATENATE([.A6];&quot;.&quot;;[.B6])" office:value-type="string" office:string-value="patrick5.martin5">
            <text:p>patrick5.martin5</text:p>
          </table:table-cell>
          <table:table-cell/>
          <table:table-cell table:formula="of:=CONCATENATE([.C6];&quot;@&quot;;[.G6])" office:value-type="string" office:string-value="patrick5.martin5@monsiteweb.com">
            <text:p>patrick5.martin5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OTHER</text:p>
          </table:table-cell>
          <table:table-cell table:number-columns-repeated="8"/>
          <table:table-cell table:style-name="ce3" table:formula="of:=CONCATENATE([.C6];&quot;;&quot;;[.A6];&quot;;&quot;;[.B6];&quot;;&quot;;[.D6];&quot;;&quot;;[.E6];&quot;;&quot;;[.F6];&quot;;&quot;;[.H6];&quot;;&quot;;[.I6];&quot;;&quot;;[.J6];&quot;;&quot;;[.K6];&quot;;&quot;;[.L6];&quot;;&quot;;[.M6];&quot;;&quot;;[.N6];&quot;;&quot;;[.O6];&quot;;&quot;;[.P6];&quot;;&quot;;[.Q6];&quot;;&quot;;[.R6];&quot;;&quot;;[.S6];&quot;;&quot;;[.T6])" office:value-type="string" office:string-value="patrick5.martin5;patrick5;martin5;;patrick5.martin5@monsiteweb.com;subscriber;;;;H;OTHER;;;;;;;;">
            <text:p>patrick5.martin5;patrick5;martin5;;patrick5.martin5@monsiteweb.com;subscriber;;;;H;OTHER;;;;;;;;</text:p>
          </table:table-cell>
        </table:table-row>
        <table:table-row table:style-name="ro1">
          <table:table-cell office:value-type="string">
            <text:p>patrick6</text:p>
          </table:table-cell>
          <table:table-cell office:value-type="string">
            <text:p>martin6</text:p>
          </table:table-cell>
          <table:table-cell table:formula="of:=CONCATENATE([.A7];&quot;.&quot;;[.B7])" office:value-type="string" office:string-value="patrick6.martin6">
            <text:p>patrick6.martin6</text:p>
          </table:table-cell>
          <table:table-cell/>
          <table:table-cell table:formula="of:=CONCATENATE([.C7];&quot;@&quot;;[.G7])" office:value-type="string" office:string-value="patrick6.martin6@monsiteweb.com">
            <text:p>patrick6.martin6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OTHER</text:p>
          </table:table-cell>
          <table:table-cell table:number-columns-repeated="8"/>
          <table:table-cell table:style-name="ce3" table:formula="of:=CONCATENATE([.C7];&quot;;&quot;;[.A7];&quot;;&quot;;[.B7];&quot;;&quot;;[.D7];&quot;;&quot;;[.E7];&quot;;&quot;;[.F7];&quot;;&quot;;[.H7];&quot;;&quot;;[.I7];&quot;;&quot;;[.J7];&quot;;&quot;;[.K7];&quot;;&quot;;[.L7];&quot;;&quot;;[.M7];&quot;;&quot;;[.N7];&quot;;&quot;;[.O7];&quot;;&quot;;[.P7];&quot;;&quot;;[.Q7];&quot;;&quot;;[.R7];&quot;;&quot;;[.S7];&quot;;&quot;;[.T7])" office:value-type="string" office:string-value="patrick6.martin6;patrick6;martin6;;patrick6.martin6@monsiteweb.com;subscriber;;;;H;OTHER;;;;;;;;">
            <text:p>patrick6.martin6;patrick6;martin6;;patrick6.martin6@monsiteweb.com;subscriber;;;;H;OTHER;;;;;;;;</text:p>
          </table:table-cell>
        </table:table-row>
        <table:table-row table:style-name="ro1">
          <table:table-cell office:value-type="string">
            <text:p>patrick7</text:p>
          </table:table-cell>
          <table:table-cell office:value-type="string">
            <text:p>martin7</text:p>
          </table:table-cell>
          <table:table-cell table:formula="of:=CONCATENATE([.A8];&quot;.&quot;;[.B8])" office:value-type="string" office:string-value="patrick7.martin7">
            <text:p>patrick7.martin7</text:p>
          </table:table-cell>
          <table:table-cell/>
          <table:table-cell table:formula="of:=CONCATENATE([.C8];&quot;@&quot;;[.G8])" office:value-type="string" office:string-value="patrick7.martin7@monsiteweb.com">
            <text:p>patrick7.martin7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CEE</text:p>
          </table:table-cell>
          <table:table-cell table:number-columns-repeated="8"/>
          <table:table-cell table:style-name="ce3" table:formula="of:=CONCATENATE([.C8];&quot;;&quot;;[.A8];&quot;;&quot;;[.B8];&quot;;&quot;;[.D8];&quot;;&quot;;[.E8];&quot;;&quot;;[.F8];&quot;;&quot;;[.H8];&quot;;&quot;;[.I8];&quot;;&quot;;[.J8];&quot;;&quot;;[.K8];&quot;;&quot;;[.L8];&quot;;&quot;;[.M8];&quot;;&quot;;[.N8];&quot;;&quot;;[.O8];&quot;;&quot;;[.P8];&quot;;&quot;;[.Q8];&quot;;&quot;;[.R8];&quot;;&quot;;[.S8];&quot;;&quot;;[.T8])" office:value-type="string" office:string-value="patrick7.martin7;patrick7;martin7;;patrick7.martin7@monsiteweb.com;subscriber;;;;F;CEE;;;;;;;;">
            <text:p>patrick7.martin7;patrick7;martin7;;patrick7.martin7@monsiteweb.com;subscriber;;;;F;CEE;;;;;;;;</text:p>
          </table:table-cell>
        </table:table-row>
        <table:table-row table:style-name="ro1">
          <table:table-cell office:value-type="string">
            <text:p>patrick8</text:p>
          </table:table-cell>
          <table:table-cell office:value-type="string">
            <text:p>martin8</text:p>
          </table:table-cell>
          <table:table-cell table:formula="of:=CONCATENATE([.A9];&quot;.&quot;;[.B9])" office:value-type="string" office:string-value="patrick8.martin8">
            <text:p>patrick8.martin8</text:p>
          </table:table-cell>
          <table:table-cell/>
          <table:table-cell table:formula="of:=CONCATENATE([.C9];&quot;@&quot;;[.G9])" office:value-type="string" office:string-value="patrick8.martin8@monsiteweb.com">
            <text:p>patrick8.martin8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H</text:p>
          </table:table-cell>
          <table:table-cell office:value-type="string">
            <text:p>CEE</text:p>
          </table:table-cell>
          <table:table-cell table:number-columns-repeated="8"/>
          <table:table-cell table:style-name="ce3" table:formula="of:=CONCATENATE([.C9];&quot;;&quot;;[.A9];&quot;;&quot;;[.B9];&quot;;&quot;;[.D9];&quot;;&quot;;[.E9];&quot;;&quot;;[.F9];&quot;;&quot;;[.H9];&quot;;&quot;;[.I9];&quot;;&quot;;[.J9];&quot;;&quot;;[.K9];&quot;;&quot;;[.L9];&quot;;&quot;;[.M9];&quot;;&quot;;[.N9];&quot;;&quot;;[.O9];&quot;;&quot;;[.P9];&quot;;&quot;;[.Q9];&quot;;&quot;;[.R9];&quot;;&quot;;[.S9];&quot;;&quot;;[.T9])" office:value-type="string" office:string-value="patrick8.martin8;patrick8;martin8;;patrick8.martin8@monsiteweb.com;subscriber;;;;H;CEE;;;;;;;;">
            <text:p>patrick8.martin8;patrick8;martin8;;patrick8.martin8@monsiteweb.com;subscriber;;;;H;CEE;;;;;;;;</text:p>
          </table:table-cell>
        </table:table-row>
        <table:table-row table:style-name="ro1">
          <table:table-cell office:value-type="string">
            <text:p>patrick9</text:p>
          </table:table-cell>
          <table:table-cell office:value-type="string">
            <text:p>martin9</text:p>
          </table:table-cell>
          <table:table-cell table:formula="of:=CONCATENATE([.A10];&quot;.&quot;;[.B10])" office:value-type="string" office:string-value="patrick9.martin9">
            <text:p>patrick9.martin9</text:p>
          </table:table-cell>
          <table:table-cell/>
          <table:table-cell table:formula="of:=CONCATENATE([.C10];&quot;@&quot;;[.G10])" office:value-type="string" office:string-value="patrick9.martin9@monsiteweb.com">
            <text:p>patrick9.martin9@monsiteweb.com</text:p>
          </table:table-cell>
          <table:table-cell office:value-type="string">
            <text:p>subscriber</text:p>
          </table:table-cell>
          <table:table-cell office:value-type="string">
            <text:p>monsiteweb.com</text:p>
          </table:table-cell>
          <table:table-cell table:number-columns-repeated="3"/>
          <table:table-cell office:value-type="string">
            <text:p>F</text:p>
          </table:table-cell>
          <table:table-cell office:value-type="string">
            <text:p>OTHER</text:p>
          </table:table-cell>
          <table:table-cell table:number-columns-repeated="8"/>
          <table:table-cell table:style-name="ce3" table:formula="of:=CONCATENATE([.C10];&quot;;&quot;;[.A10];&quot;;&quot;;[.B10];&quot;;&quot;;[.D10];&quot;;&quot;;[.E10];&quot;;&quot;;[.F10];&quot;;&quot;;[.H10];&quot;;&quot;;[.I10];&quot;;&quot;;[.J10];&quot;;&quot;;[.K10];&quot;;&quot;;[.L10];&quot;;&quot;;[.M10];&quot;;&quot;;[.N10];&quot;;&quot;;[.O10];&quot;;&quot;;[.P10];&quot;;&quot;;[.Q10];&quot;;&quot;;[.R10];&quot;;&quot;;[.S10];&quot;;&quot;;[.T10])" office:value-type="string" office:string-value="patrick9.martin9;patrick9;martin9;;patrick9.martin9@monsiteweb.com;subscriber;;;;F;OTHER;;;;;;;;">
            <text:p>patrick9.martin9;patrick9;martin9;;patrick9.martin9@monsiteweb.com;subscriber;;;;F;OTHER;;;;;;;;</text:p>
          </table:table-cell>
        </table:table-row>
        <table:table-row table:style-name="ro1">
          <table:table-cell table:number-columns-repeated="20"/>
          <table:table-cell table:style-name="ce3"/>
        </table:table-row>
        <table:table-row table:style-name="ro1" table:number-rows-repeated="6552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csv_natif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identifiant</text:p>
          </table:table-cell>
          <table:table-cell office:value-type="string">
            <text:p>prenom</text:p>
          </table:table-cell>
          <table:table-cell office:value-type="string">
            <text:p>nom</text:p>
          </table:table-cell>
          <table:table-cell office:value-type="string">
            <text:p>mot de passe</text:p>
          </table:table-cell>
          <table:table-cell office:value-type="string">
            <text:p>email</text:p>
          </table:table-cell>
          <table:table-cell office:value-type="string">
            <text:p>rol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06/10/2011</text:date>, <text:time>11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24M45S</meta:editing-duration>
    <meta:editing-cycles>16</meta:editing-cycles>
    <meta:generator>OpenOffice.org/3.2$Win32 OpenOffice.org_project/320m12$Build-9483</meta:generator>
    <dc:date>2011-10-06T11:02:15.21</dc:date>
    <dc:creator>Alexandre Techer</dc:creator>
    <meta:document-statistic meta:table-count="2" meta:cell-count="216" meta:object-count="0"/>
    <meta:user-defined meta:name="Info 1"/>
    <meta:user-defined meta:name="Info 2"/>
    <meta:user-defined meta:name="Info 3"/>
    <meta:user-defined meta:name="Info 4"/>
  </office:meta>
</office:document-meta>
</file>